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7.606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DD-LePlaca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gurine</text:p>
          </table:table-cell>
          <table:table-cell office:value-type="string" calcext:value-type="string">
            <text:p>Armé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Nettoyage / Montage</text:p>
          </table:table-cell>
          <table:table-cell office:value-type="string" calcext:value-type="string">
            <text:p>Sous-couche</text:p>
          </table:table-cell>
          <table:table-cell office:value-type="string" calcext:value-type="string">
            <text:p>Peinture</text:p>
          </table:table-cell>
          <table:table-cell office:value-type="string" calcext:value-type="string">
            <text:p>Soclage</text:p>
          </table:table-cell>
          <table:table-cell office:value-type="string" calcext:value-type="string">
            <text:p>Vernis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itaine en Armour Grav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ark Imperium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ine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Omn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on Thunderfir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ttle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énéchal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 Primar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et D'Armé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 Brutal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s Lourd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nes Desol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orce De Frappe Agast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Frère d'épé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Raid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 Chapelai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elain Terminat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Vanguard Vetera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ik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talon Gunship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tormtalon Gunship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and Speeder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dnoug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Croisé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rusader Squad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Terminat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mpion de l'Empereu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mpion de l'Empereu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 a Moto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Primaris Chaplain On Bik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ères d'épé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Sword Brethre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pelain Grimaldus &amp; Suite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haplain Grimaldus &amp; Retinu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ellan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Castella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Sénéchal Helbrecht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High Marshal Helbrech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gence de Bay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Bayard's Reven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venwing Bike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citcal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nd Maitre Suprème Azrael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tain Space Marines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Captain Space Marin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thwing Terminator Squa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Deathwing Terminator Squa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n El Jonson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deguard</text:p>
          </table:table-cell>
          <table:table-cell office:value-type="string" calcext:value-type="string">
            <text:p>Dark Angel</text:p>
          </table:table-cell>
          <table:table-cell office:value-type="string" calcext:value-type="string">
            <text:p>Lion El Jons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tain Artem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erable Dreadnough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ark Imperium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ch Mast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Battleforce Deathwatch Watchblade Task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itai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e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pr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 Veter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Lieutenan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cateu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yen Blade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Eradic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eadnought Redempt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p Po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Drop Po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étéran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Vétéran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Hellblaste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ibrarian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Apothicair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Primaris Incept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Agresso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lan Crowe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rassier Némési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ficator Grey Knights</text:p>
          </table:table-cell>
          <table:table-cell office:value-type="string" calcext:value-type="string">
            <text:p>Grey Knight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lf Lord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Wolf Cavalry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art collecting Space Wolv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Griffes Et Croc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gnar Blackma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filtr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ne Priest en Armure Phobo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rid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cessor d'Assaut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om Dragongaz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y Hunt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ffes Sanglante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Capitain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Reive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Primaris Intercessors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ones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aphim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ntia Superi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o-flagelant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itent Eng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Sœurs De Bataill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t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bu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rubi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œur Dogma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le Sist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rcist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Battleforce Purgatos Missi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ith Eru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Junith Erui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hrael Ster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phrael Ster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ifer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tife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umph Of Saint Katherine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Triumph Of Saint Katheri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lia Noven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Amelia Noven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venn Vahl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Morvenn Vah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-harnais Parangon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Exo-harnais Parang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élests Sacro-Saintes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élests Sacro-Sainte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de Champio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rus Custodians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tchseeker Squad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erian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ya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Valerian&amp; Aley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Combat Patrol Adeptus Mechanicu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oprêtre Manipul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sard Serbery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odeurs Sicarien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utours Pteraxii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tarii Ranger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rro-Echassier Ballistaarius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Battleforce Omnissiah's Tal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tômes De Gau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Fantômes De Gaun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tinel Blindé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pes d'Artille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ouade de Commandemen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ntassins de Choc Cadie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dia Tie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rmiger Warglaives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dicare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sor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ex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idus Assassin</text:p>
          </table:table-cell>
          <table:table-cell office:value-type="string" calcext:value-type="string">
            <text:p>Officio Assassinorum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llbrut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Dark Vengean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ter Of Possessio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ater Possesse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Ombrelanc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os Sorcer Lord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Familia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ssassinorum Execution Forc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hmancien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ocentaur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shtorr l'Arkifa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taragne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literato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a Colère Du Roi De La Forg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ltistes du Chao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Cultistes du Chao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baddon The Despoiler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Abaddon The Despoil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dogs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Set D'Armée Chaos Knigh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Abominant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Chevalier Abominant 3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xwalke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lague Marine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phitic Blight-Hau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ul BlightSpaw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us Putrifi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ghtlord Terminator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rd of Contagi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etid Bloat-Drone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Burst Crawl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gnant Plaguecast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xious Blightbring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gue Surgeon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phus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gue Marine Icon Bearer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ître Infernal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Tzaangor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ors du Scarabée Occult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Malefeu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gnus Le Rouge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iers Exalté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bric Marines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Court Of The Crimson King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iritse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ian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aithblad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 Serpent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'éveil Des Mort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n Za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ling Banshe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yper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arqu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r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eurs Mirages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Présage Mystique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vr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Visarch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'Yncar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Triumvirate Of Ynne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atar Of Khaine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Avatar Of Khai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Start Collecting Drukhari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zha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ubi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lion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Le Sang Du Phénix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lith Esperax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rg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aste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Piété Et Cruauté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on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ve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eaver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ider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5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balite Warrior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Kabalite Warrior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onte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Archonte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resrtain Genesteal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Deathwatch Overkill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ill Team V8</text:p>
          </table:table-cell>
          <table:table-cell office:value-type="string" calcext:value-type="string">
            <text:p>Warhammer 40000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od Brother Infantry Squa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liath Rockgrinder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attleforce Genestealer Cult Insurrectio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Hybrid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olyte Iconward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colyte Iconward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ominant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al Alph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Jackal Alph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berrant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mav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Clamav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c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anct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Kelermorph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xo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Nexo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ph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iophagu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lan Jackal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Atalan Jackal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riarc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tus Sabotu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miliar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oph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Shadow Thron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 Ma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id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weav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drad Ulthran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Masque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equin Solitaire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olita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equin Shadowse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Harlequin Shadowse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ganil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Kyganil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th Jester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Death Jester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ermorph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minant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lyte Hybrid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errants</text:p>
          </table:table-cell>
          <table:table-cell office:value-type="string" calcext:value-type="string">
            <text:p>Genestealer Cult</text:p>
          </table:table-cell>
          <table:table-cell office:value-type="string" calcext:value-type="string">
            <text:p>Boarding Patrol Genestealer cul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1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thar le Destiné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et D'Armée League Of Votan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hl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nniers Hern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Patrouille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mn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Grimny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khyr Iron-Maste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Iron-Master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Cthonian Berse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Einhyr Hearthguar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khyr Thunderkyn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rokhyr Thunderkyn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katon Land Fortres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Hekaton Land Fortres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itau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Sagitau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 Einhyr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hyr Hearthguard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honian Berserk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iers Atrekogs</text:p>
          </table:table-cell>
          <table:table-cell office:value-type="string" calcext:value-type="string">
            <text:p>League Of Votann</text:p>
          </table:table-cell>
          <table:table-cell office:value-type="string" calcext:value-type="string">
            <text:p>Boarding Patrol League Of Votan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y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rtal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chguar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optek Wrait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Forgeba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e Royal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ancien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ers Skorpekh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éanimateur Canoptek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oserf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Indomitus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étrarque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ées de Scarabée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orpekh Destroyer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erriers Nécrons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Edition Etat-Major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in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t Basto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s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f Dre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art Collecting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ari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 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mo Run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k Mega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La Prophétie Du Loup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kkjump Drag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stom Boosta-Bmasta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bikers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rks</text:p>
          </table:table-cell>
          <table:table-cell table:number-columns-repeated="2" office:value-type="string" calcext:value-type="string">
            <text:p>Speedfreak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rboss Grukk Face-Ripp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t'kitu Ork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Stormclaw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dgrdo Wortsnagg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 sur Squig Krazeur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 sur Squiglie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quig-Bonb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Snagga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ke Morkitu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 Mek avec Kanon Shok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kkje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z &amp;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tchins &amp; Fouettar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force Killdakka Warban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ss Snik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m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yz Alpagueur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mando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arding Patrol Ork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ttlewag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attlewagon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kbus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quigq-Bombe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Tankbusta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yz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b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bz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ss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oss Ork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ffkopta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Deffkoptas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zghkull Thrak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Ghazghkull Thraka</text:p>
          </table:table-cell>
          <table:table-cell office:value-type="string" calcext:value-type="string">
            <text:p>Warhammer 40000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 Bos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Beast Boss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rog Skragb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Mozrog Skragbad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ereal On Hover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V8 Crisis Battlesui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Start Collecting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95 Ghostkeel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5 Stealth Drone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88 Broadside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25 Stealth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andeur XV86 ColdStar Battlesui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yè Devilfish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attleforce Tau Empire Targeted Reconnaissance Cad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Kill Team V7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 Warrior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8 Tactical Support Turre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ant Farsight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-Armures Crisi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Boarding Patrol Tau Empir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imaris Intercess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imaris Reiv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brarian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eutenant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itaine Primari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aris Apothicair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aris Chapelain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adnought Redempt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is Incepto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maris Hellblaster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imaris Capitaine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uts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d Speed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ker</text:p>
          </table:table-cell>
          <table:table-cell office:value-type="string" calcext:value-type="string">
            <text:p>Ultramarines</text:p>
          </table:table-cell>
          <table:table-cell office:value-type="string" calcext:value-type="string">
            <text:p>Warhammer Conquest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 Sun Of Shyi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al Lifeswar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inids Of Uhl-Gysh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matic Palisa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urning Hea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evolent Maelstro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omantic Cog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ksilver Sword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bral Spellportal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ffocating Gravetide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snare Shackle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thervoid Pendulum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ak's Gnashing Jaws</text:p>
          </table:table-cell>
          <table:table-cell office:value-type="string" calcext:value-type="string">
            <text:p>Sort Persistant</text:p>
          </table:table-cell>
          <table:table-cell office:value-type="string" calcext:value-type="string">
            <text:p>Maléfice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Warde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rdmast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ver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den King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forged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undere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ities Of Sigmar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lusai Ironscal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Sist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 Stalk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hinerai Heartrenders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nde Gladiatric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eurs Du Massacr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ripeuse Khinerai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jurateurs Du Feu Maudit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athi High Oracle Of Khaine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thi Shadow Of Queen</text:p>
          </table:table-cell>
          <table:table-cell office:value-type="string" calcext:value-type="string">
            <text:p>Daughter Of Khaine</text:p>
          </table:table-cell>
          <table:table-cell office:value-type="string" calcext:value-type="string">
            <text:p>Morath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father On magmadroth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smiter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Start Collecting Fyreslayer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rique Gardefeu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que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serkers Atregarde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ulkite Berzerkers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trek Gurnisson</text:p>
          </table:table-cell>
          <table:table-cell office:value-type="string" calcext:value-type="string">
            <text:p>Fyreslayers</text:p>
          </table:table-cell>
          <table:table-cell office:value-type="string" calcext:value-type="string">
            <text:p>Gotrek Gurniss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ervisseur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pex Akhélie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meur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otes Namarti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Fureur Des Abysse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dolon Of Mathlann</text:p>
          </table:table-cell>
          <table:table-cell office:value-type="string" calcext:value-type="string">
            <text:p>Idoneths Deepkin</text:p>
          </table:table-cell>
          <table:table-cell office:value-type="string" calcext:value-type="string">
            <text:p>Eidolon Of Mathlan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aradron Endrinmast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yggers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undstok Gunhauler</text:p>
          </table:table-cell>
          <table:table-cell office:value-type="string" calcext:value-type="string">
            <text:p>Kharadron Overlords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ight Of Eltharion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Set D'armée Lumineth Realm-Lords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igneur Rége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neret-Bretteur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iste Astrécharde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de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Battleforce Vanari Shining Ho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llumineur Sci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s des Lame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vauche-Levant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tinelles Aureliens Vanari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mage Teclis Et Celennar</text:p>
          </table:table-cell>
          <table:table-cell office:value-type="string" calcext:value-type="string">
            <text:p>Lumineth Realm-Lords</text:p>
          </table:table-cell>
          <table:table-cell office:value-type="string" calcext:value-type="string">
            <text:p>Archmage Teclis Et Celenn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nosaur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tart Collecting Seraph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trocrate Slann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auru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s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queurs Raptadons</text:p>
          </table:table-cell>
          <table:table-cell office:value-type="string" calcext:value-type="string">
            <text:p>Seraphon</text:p>
          </table:table-cell>
          <table:table-cell office:value-type="string" calcext:value-type="string">
            <text:p>Set D'Armée Seraph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Arcanum On Gryph-Charge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Incan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o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lestar Ballista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ve Blacktalon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guard-Hunte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guarde-Rap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therwing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guard-Pallad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rd-Celestant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b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secu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Relictor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ndrasta La Lance Célest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-Imperatant avec Gryph-hound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alier-Vexillor avec Bannière de l'Apothéose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-Arcanum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e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ihil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qui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stigators</text:p>
          </table:table-cell>
          <table:table-cell office:value-type="string" calcext:value-type="string">
            <text:p>Stormcast Eternal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nchwyc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lord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yad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Start Collecting Sylvanet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e Des Li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s Diaphanes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Kurnoth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rit de Durthu</text:p>
          </table:table-cell>
          <table:table-cell office:value-type="string" calcext:value-type="string">
            <text:p>Sylvaneth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l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horgo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Ghorraghan Khai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Bray-Shaman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Start Collecting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nd Braillechamane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gons-O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rs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sti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gor</text:p>
          </table:table-cell>
          <table:table-cell office:value-type="string" calcext:value-type="string">
            <text:p>Beast Of Chaos</text:p>
          </table:table-cell>
          <table:table-cell office:value-type="string" calcext:value-type="string">
            <text:p>Avant-Garde Beast Of Cha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Thunder &amp; Bloo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ranak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esh Hound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odlett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stoke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hty Lord Of Khorne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secrator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orgorath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Warrio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Age Of Sigm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oodcrushers</text:p>
          </table:table-cell>
          <table:table-cell office:value-type="string" calcext:value-type="string">
            <text:p>Blade Of Khorne</text:p>
          </table:table-cell>
          <table:table-cell office:value-type="string" calcext:value-type="string">
            <text:p>Bloodcrusher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eentch Magister On Disc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eentch Arcanit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reame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La Guerre De L'Ethe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précateur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zaangor Eclairés Sur Disque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zanngor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olyte Kairiques</text:p>
          </table:table-cell>
          <table:table-cell office:value-type="string" calcext:value-type="string">
            <text:p>Disciples Of Tzeentch</text:p>
          </table:table-cell>
          <table:table-cell office:value-type="string" calcext:value-type="string">
            <text:p>Catactlysme Occult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fernal Enraptures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end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Realm Of Chaos - Rage Et Extas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 Of Pain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striders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llflayer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emonette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Ombre Et Douleu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gvald Prince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igvald Prince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Glutos Orscollion Lord Of Gluttony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kers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Seekers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Hedonites Of Slaanesh</text:p>
          </table:table-cell>
          <table:table-cell office:value-type="string" calcext:value-type="string">
            <text:p>Exalted Seeker Chariot Of Slaanesh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ticulus Slimux On Mulch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gling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bearer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Blightwar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gue Drones</text:p>
          </table:table-cell>
          <table:table-cell office:value-type="string" calcext:value-type="string">
            <text:p>Maggotkin Of Nurgle</text:p>
          </table:table-cell>
          <table:table-cell office:value-type="string" calcext:value-type="string">
            <text:p>Plague Dron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aven Warlord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at Ogo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kmast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lock Engine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pfire Throwe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sened Wind Mortar Weapon Team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pire Of Daw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gue Monk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claw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Start Collecting Skave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lock Bombardi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mwheel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p Lightning Canno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fiend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remor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vermi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nr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gue Furnac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Les Echos De La Ruine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 On Manticor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Warshrine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Chario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Battleforce Godswarn Warban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ebeast Chariot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Knight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os Warrior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tart Collecting Slave To Darknes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nce Dém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éridons Ogroide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us du Chaos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Set D'armée Slave To Darkness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chaon</text:p>
          </table:table-cell>
          <table:table-cell office:value-type="string" calcext:value-type="string">
            <text:p>Slave To Darkness</text:p>
          </table:table-cell>
          <table:table-cell office:value-type="string" calcext:value-type="string">
            <text:p>Archa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pt Flaye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Empire Charognard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horrant Archregent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 Ghoul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rypt Horrors</text:p>
          </table:table-cell>
          <table:table-cell office:value-type="string" calcext:value-type="string">
            <text:p>Flesh-Eater Courts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ight Of Shrouds On Ethereal Steed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ian Of Shoul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rit Torment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Executione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ghast Reap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ivewraith Stalker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inrasp Hord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a Guerre Des Am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riptor Morti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ants Lameman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des du Trone Veul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rit Tourmenteur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es Enchainé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L'Arène Des Ombr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rde Raclechaine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nshees Dolentes</text:p>
          </table:table-cell>
          <table:table-cell office:value-type="string" calcext:value-type="string">
            <text:p>Nighthaunt</text:p>
          </table:table-cell>
          <table:table-cell office:value-type="string" calcext:value-type="string">
            <text:p>Mortal Realm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kmorti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ghast Archai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cropolis Stalker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ucheur D'Ame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leur d'Os Mortisan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eur Mortek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ssonneur Gothizzar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eur De La Necropole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tek Guard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Battleforce Mortisan Tithe-Echel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Ossiarch Bonesreapers</text:p>
          </table:table-cell>
          <table:table-cell office:value-type="string" calcext:value-type="string">
            <text:p>Katakros Mortarch Of The Necropoli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ght King Sur Coursier Squelett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Knigh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ve Guard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Start Collecting Soulblight Gravelord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igneur Vengorien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 De Sang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ombies Marchemorts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Battleforce Revenant Legion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adukar The Beast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tza The Rat Prince</text:p>
          </table:table-cell>
          <table:table-cell office:value-type="string" calcext:value-type="string">
            <text:p>Soulblight Gravelords</text:p>
          </table:table-cell>
          <table:table-cell office:value-type="string" calcext:value-type="string">
            <text:p>Radukar The Beast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cap Shaman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der Rid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hoot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bba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ckgut Troggoth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aille Au Cole Du Cran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 Sur Squig Des Cavernes Géant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nboss Sur Squigs Déchiqueteu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igs Herd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quigs Hoppers</text:p>
          </table:table-cell>
          <table:table-cell office:value-type="string" calcext:value-type="string">
            <text:p>Gloompsite Gitz</text:p>
          </table:table-cell>
          <table:table-cell office:value-type="string" calcext:value-type="string">
            <text:p>Battleforce Gloomspite Gitz Stampeding Squigalanche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or Glutton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dbelch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onblaster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Festin D'O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stlord On Stonehorn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rnfang Riders</text:p>
          </table:table-cell>
          <table:table-cell office:value-type="string" calcext:value-type="string">
            <text:p>Ogor Mawtribes</text:p>
          </table:table-cell>
          <table:table-cell office:value-type="string" calcext:value-type="string">
            <text:p>Start Collecting Ogor Mawtri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1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sskitu Sur Bruxotonde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skur Avec Rotétendard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ane Vasomancien Et Grot Touill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kitu avec Grot Surineu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-Skewwer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treur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gorgeurs Hobgrots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Dominion 2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soboss Skumdrek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Vasoboss Skumdrekk</text:p>
          </table:table-cell>
          <table:table-cell office:value-type="string" calcext:value-type="string">
            <text:p>Warhammer Age Of Sigmar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sprakk The Mouth Of Mork</text:p>
          </table:table-cell>
          <table:table-cell office:value-type="string" calcext:value-type="string">
            <text:p>Orruk Warclans</text:p>
          </table:table-cell>
          <table:table-cell office:value-type="string" calcext:value-type="string">
            <text:p>Gobsprakk The Mouth Of Mork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valie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rs Squelettes</text:p>
          </table:table-cell>
          <table:table-cell office:value-type="string" calcext:value-type="string">
            <text:p>Roi Des Tombes</text:p>
          </table:table-cell>
          <table:table-cell office:value-type="string" calcext:value-type="string">
            <text:p>Bataillon Roi Des Tombes</text:p>
          </table:table-cell>
          <table:table-cell office:value-type="string" calcext:value-type="string">
            <text:p>Warhammer Age Of Sigmar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emanches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bsbawm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g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p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zu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d Croc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œur De La Douleu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œur Du Plaisir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ers Gobelin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audeurs Orqu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leu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ciers Hommes-Bet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otaures</text:p>
          </table:table-cell>
          <table:table-cell office:value-type="string" calcext:value-type="string">
            <text:p>Serviteur du mal</text:p>
          </table:table-cell>
          <table:table-cell table:number-columns-repeated="2"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ryn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z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ies Lanceurs De Hach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eletto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ntome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 Trancheur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écromanciens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k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 Arègn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i Sinistre</text:p>
          </table:table-cell>
          <table:table-cell office:value-type="string" calcext:value-type="string">
            <text:p>Serviteur du mal</text:p>
          </table:table-cell>
          <table:table-cell office:value-type="string" calcext:value-type="string">
            <text:p>Outre-Tombe</text:p>
          </table:table-cell>
          <table:table-cell office:value-type="string" calcext:value-type="string">
            <text:p>Arcadia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ch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w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Reikland Reavers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ck Orc Block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hrow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Gouged Eye</text:p>
          </table:table-cell>
          <table:table-cell office:value-type="string" calcext:value-type="string">
            <text:p>Saison 01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utter Runn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row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kavenblight Scrambler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ll Slay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warf Giants</text:p>
          </table:table-cell>
          <table:table-cell office:value-type="string" calcext:value-type="string">
            <text:p>Blood Bowl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table:number-columns-repeated="2" office:value-type="string" calcext:value-type="string">
            <text:p>Scargrag Snivell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cargrag Snivell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ocker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The Doom Lord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en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ch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w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itzer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The Elfheim Eagle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ombie Linemen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houl Runner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esh Golem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antic Horror Blood Bowl Team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érial Retainer Linemen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dyguard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ble Blitz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érial Thrower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iff Oberwald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Noblesse Impériale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lin Bruiser Linemen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ck Orcs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rag Ghoul-Chewer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ed Troll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office:value-type="string" calcext:value-type="string">
            <text:p>Orques Noir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Arbitres Partiaux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Ballon a pointes</text:p>
          </table:table-cell>
          <table:table-cell office:value-type="string" calcext:value-type="string">
            <text:p>Saison 02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rus Block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ink Runner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eleon Skink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Lizardmen Team Gwaka'moli Crater Gato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mp Wago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gus Fling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-Hopp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lty Runna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otling Lineman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notling Blood Bowl Team The Mighty Crud-Creek Nosepick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horngo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dseeker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odborn Marauder Lineman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Khorne Blood Bowl Team The Skull-tribe Slaughterers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lège du feu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lège de l'ombre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ffres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rtails</text:p>
          </table:table-cell>
          <table:table-cell table:number-columns-repeated="2" office:value-type="string" calcext:value-type="string">
            <text:p>Dungeon Bowl</text:p>
          </table:table-cell>
          <table:table-cell office:value-type="string" calcext:value-type="string">
            <text:p>Blood Bow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rteur Cogu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corteur Drag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rteur Dirigeable Nai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arbru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adon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 Des Mer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erre De Grimn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denhamme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tre Des Abysses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ken Noi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édiction De Zandri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boyant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frageur</text:p>
          </table:table-cell>
          <table:table-cell office:value-type="string" calcext:value-type="string">
            <text:p>Bateau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pav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stres Marin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Dreadfleet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hanteur</text:p>
          </table:table-cell>
          <table:table-cell office:value-type="string" calcext:value-type="string">
            <text:p>Hero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cier De La Terreur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gouille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res A Tréso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pitre De Sourcier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Cheval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e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n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t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es De Donjon Fermé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es De Donjon Ouve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uelett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Retour Du Seigneur Sorcie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eli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omination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c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a Forteresse De Kella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reur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naires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mlins Des Glac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rs Polaire De Guer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éti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'Horreur Des Glaces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e De Fe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 En Bo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f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mage Elf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ps Géant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iers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er Elf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s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ffr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n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lier d'Arm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liothèqu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iné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abli d'Alchimist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s De Miroi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Le Mage Du Mirroir</text:p>
          </table:table-cell>
          <table:table-cell office:value-type="string" calcext:value-type="string">
            <text:p>Hero Quest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isses De Butin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nesna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itter Korg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g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ullshan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del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kk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x The Ripper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</text:p>
          </table:table-cell>
          <table:table-cell office:value-type="string" calcext:value-type="string">
            <text:p>Goliath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le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k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y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omi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si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al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na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e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rann</text:p>
          </table:table-cell>
          <table:table-cell office:value-type="string" calcext:value-type="string">
            <text:p>Escher Gangers</text:p>
          </table:table-cell>
          <table:table-cell table:number-columns-repeated="2" office:value-type="string" calcext:value-type="string">
            <text:p>Necromunda Underhive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ster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c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n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ctis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ud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iel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n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pio</text:p>
          </table:table-cell>
          <table:table-cell office:value-type="string" calcext:value-type="string">
            <text:p>Blood Angel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stealers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oodlord</text:p>
          </table:table-cell>
          <table:table-cell office:value-type="string" calcext:value-type="string">
            <text:p>Tyranide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 Space Marine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efac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T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Stand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ptoryx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ries</text:p>
          </table:table-cell>
          <table:table-cell office:value-type="string" calcext:value-type="string">
            <text:p>Betes Du Chao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ête De Stat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gor Breach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a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llmast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ato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ifer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on Legionaries</text:p>
          </table:table-cell>
          <table:table-cell office:value-type="string" calcext:value-type="string">
            <text:p>Iron Golem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t-eat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st Fang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pe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tusk Prowl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ytaker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ins-runners</text:p>
          </table:table-cell>
          <table:table-cell office:value-type="string" calcext:value-type="string">
            <text:p>Untamed Beasts</text:p>
          </table:table-cell>
          <table:table-cell office:value-type="string" calcext:value-type="string">
            <text:p>Set De Débutant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allmaster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nat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rornblade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dbound</text:p>
          </table:table-cell>
          <table:table-cell table:number-columns-repeated="2" office:value-type="string" calcext:value-type="string">
            <text:p>Cypher Lords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cher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ric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rrain De Donjon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lazing Lord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en Champio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lator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rno Priest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born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itiates</text:p>
          </table:table-cell>
          <table:table-cell office:value-type="string" calcext:value-type="string">
            <text:p>Scion Of The Flame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roud Queen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shade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flame Warlock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roudblades</text:p>
          </table:table-cell>
          <table:table-cell office:value-type="string" calcext:value-type="string">
            <text:p>Khainite Shadowtalkers</text:p>
          </table:table-cell>
          <table:table-cell office:value-type="string" calcext:value-type="string">
            <text:p>Catacombes</text:p>
          </table:table-cell>
          <table:table-cell office:value-type="string" calcext:value-type="string">
            <text:p>Warcry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ague-fosse et Pompe à Varanit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ucture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hel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serrelles de Boi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gment d'écluse modulair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rricades à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erelles a Point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ughtermast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-Speaker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athtouched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ven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ryseekers</text:p>
          </table:table-cell>
          <table:table-cell office:value-type="string" calcext:value-type="string">
            <text:p>Darkoath Savagers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odmaster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omweaver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der Swarms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oodkin</text:p>
          </table:table-cell>
          <table:table-cell office:value-type="string" calcext:value-type="string">
            <text:p>Tarantulos Brood</text:p>
          </table:table-cell>
          <table:table-cell office:value-type="string" calcext:value-type="string">
            <text:p>Moisson Roug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teform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 de Gue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regatine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souflé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gnier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gueux proscrit</text:p>
          </table:table-cell>
          <table:table-cell office:value-type="string" calcext:value-type="string">
            <text:p>Crédo De Putrefange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inator Alpha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ato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molisseur avec Armes Broyeus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molisseur avec Eructe-Flamme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molisseur avec Arme Broyeuse et Bouclier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asseurs</text:p>
          </table:table-cell>
          <table:table-cell office:value-type="string" calcext:value-type="string">
            <text:p>Cornes De Hashut</text:p>
          </table:table-cell>
          <table:table-cell office:value-type="string" calcext:value-type="string">
            <text:p>Cœur De Ghu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Chasseurs De Huanchi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Obélisque De Jade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uge Cr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ê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Destin Brisé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Purelames Askurgan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Griffes De Karnak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teforme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ênes Noueux Fortifié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Chasse Sanglante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ial Navigato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orum Pries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ionary Zael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oot Track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ryani Ranger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ling Twins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perial Robot</text:p>
          </table:table-cell>
          <table:table-cell office:value-type="string" calcext:value-type="string">
            <text:p>Explorer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Lord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pace Mari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ue Psyker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itor Guardsma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haos Beastmen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gavolt Cultist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-Ghul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ndle Drones</text:p>
          </table:table-cell>
          <table:table-cell office:value-type="string" calcext:value-type="string">
            <text:p>Hostiles</text:p>
          </table:table-cell>
          <table:table-cell table:number-columns-repeated="2"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os Ogry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tor Commissar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tat-Major Fél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ris Psyk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noarcheologist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or</text:p>
          </table:table-cell>
          <table:table-cell office:value-type="string" calcext:value-type="string">
            <text:p>Explorer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 Firebrand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 Champion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ist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rdian Drone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iste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lliance Fatale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ull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estations de Borewyrms</text:p>
          </table:table-cell>
          <table:table-cell office:value-type="string" calcext:value-type="string">
            <text:p>Hostiles</text:p>
          </table:table-cell>
          <table:table-cell office:value-type="string" calcext:value-type="string">
            <text:p>Abominable Ambull</text:p>
          </table:table-cell>
          <table:table-cell office:value-type="string" calcext:value-type="string">
            <text:p>Warhammer Quest Blackstone Fortress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lsen Darr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lathis The Exi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nai Holdenstock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togg Corpse-Ea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ona Zeitengale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urio Ven Alten 3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ren Glimscry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ukar The Wolf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gillus The Chamberlai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 Captain Halgrim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sargi Bightguard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kos Blood-Born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rslav The Gravekeepe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gskyr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dwalker Zombie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lfenwatch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pse Rat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t Swarms</text:p>
          </table:table-cell>
          <table:table-cell office:value-type="string" calcext:value-type="string">
            <text:p>Ennemi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vers</text:p>
          </table:table-cell>
          <table:table-cell office:value-type="string" calcext:value-type="string">
            <text:p>Objets</text:p>
          </table:table-cell>
          <table:table-cell table:number-columns-repeated="2" office:value-type="string" calcext:value-type="string">
            <text:p>Warhammer Quest Cursed Cit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rd-Castellan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smit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Ark Fleet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orcerer Lord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trid Blightk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odreav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hadows Over Hammerhal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yreslayer Doomseek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koath Chieftain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sior Wa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yph-Houn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Gues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weaver Sai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ebrael Shard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erer Lord Of Tzeentch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ughterpriest Entailleu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Venat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go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6"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ic Runemast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mbrindal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y Se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s Sorcere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-Heraldor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ceress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nk Priest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mbo</text:p>
          </table:table-cell>
          <table:table-cell office:value-type="string" calcext:value-type="string">
            <text:p>Heros</text:p>
          </table:table-cell>
          <table:table-cell table:number-columns-repeated="2" office:value-type="string" calcext:value-type="string">
            <text:p>Warhammer Quest Silver Towe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nt Summoner Of Tzeentch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roid Thaumaturge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aven Deathrunne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k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u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mstone Horr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zaango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t Scuttling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iric Acolyte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os Familiars</text:p>
          </table:table-cell>
          <table:table-cell office:value-type="string" calcext:value-type="string">
            <text:p>Monstres</text:p>
          </table:table-cell>
          <table:table-cell table:number-columns-repeated="2" office:value-type="string" calcext:value-type="string">
            <text:p>Warhammer Quest Silver Tower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llards de Garre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mpion de Steelhear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de Sépulcra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3"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yz d'Ironskul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Haches Elu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ée de Spitcla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éides de Mago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Farstrider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Shadespire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Briseurs de Malédiction de Storms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Epines de la Reine des Ronc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 Bande a Mollo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Meute Fanatiqu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revards de Zarbag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s Yeux des Neuf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rdiens d'Yth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iteurs de Thunderdri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ightvault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anateurs de Grash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sse Sauvage de Sk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Sombreguet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 Mornevol de Lady Harrow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 Condemnors d'Ironsou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 Verructé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ppeurs de Hrothg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rorité de Morgwaeth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azeurs de Morgo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arlfangs de Ripp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Beastgrav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rificateurs de Myar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tège de l'Effroi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vageurs de Khagr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queurs Stellai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Cour Ecarlat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lecteur de Kain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fonnés de Hedrakka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lleur d'Ames d'Elathai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Direchasm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thoclastes de Xandir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zé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Boucaniers de Blackpowder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 Morts en Exil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Harrowdeep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jetombres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utegriffe de Skittershan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sseurs de Hexban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nélus de Drom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Nethermaze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ute de l'Ame Noueus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s de Velmor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rlouf de Grinkrak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enay de Grysell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Gnarlwood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démonium d'Ephilim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énacle de l'Orage de Domitan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malédiction du Bourreau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Wyrdhollow</text:p>
          </table:table-cell>
          <table:table-cell office:value-type="string" calcext:value-type="string">
            <text:p>Warhammer Underworld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aine en Armur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iste en Armure Terminator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thicaire Biologi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utenant en Armure Phobo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uade de Vétéran Sternguard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couade Terminator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couade Infern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readnought Ballistus</text:p>
          </table:table-cell>
          <table:table-cell office:value-type="string" calcext:value-type="string">
            <text:p>Black Templar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1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at Tyranid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tyr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ur-Hurleur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isseur de Von Ryan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maga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uro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rbgaunts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sychophage</text:p>
          </table:table-cell>
          <table:table-cell office:value-type="string" calcext:value-type="string">
            <text:p>Tyranides</text:p>
          </table:table-cell>
          <table:table-cell office:value-type="string" calcext:value-type="string">
            <text:p>Leviathan 2</text:p>
          </table:table-cell>
          <table:table-cell office:value-type="string" calcext:value-type="string">
            <text:p>Warhammer 4000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Questors Feame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épeuceurs Royaux</text:p>
          </table:table-cell>
          <table:table-cell office:value-type="string" calcext:value-type="string">
            <text:p>Dépeceurs Royaux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hine Terraformatric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nes Noueux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 de Cord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ge Thoracique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n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issad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e Détruit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tacles</text:p>
          </table:table-cell>
          <table:table-cell office:value-type="string" calcext:value-type="string">
            <text:p>Décors</text:p>
          </table:table-cell>
          <table:table-cell office:value-type="string" calcext:value-type="string">
            <text:p>Quête De Cauchemar</text:p>
          </table:table-cell>
          <table:table-cell office:value-type="string" calcext:value-type="string">
            <text:p>Warcry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Angron Primarque Démon de Khorne</text:p>
          </table:table-cell>
          <table:table-cell office:value-type="string" calcext:value-type="string">
            <text:p>Warhammer 40000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cia Vhane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master Nitsch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sso Prond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sen Van Der Grauss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istasia Minst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dsma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imillion</text:p>
          </table:table-cell>
          <table:table-cell office:value-type="string" calcext:value-type="string">
            <text:p>The Elucidian Starstrider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ar Thrice-Cursed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asher-Screamer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ghtmare Hulk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llerpox Mutant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tchling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stinger Swarm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semite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dge-Grubs</text:p>
          </table:table-cell>
          <table:table-cell office:value-type="string" calcext:value-type="string">
            <text:p>The Gellerpox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psules De Sauvetag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on De Refroidissement Moteur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uteuil De Commandement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neau De Contrôle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ffre De Rangement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Rogue Trade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uction Diod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ntum Node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ptain Emelda Braskov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vy Intercesso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onomancer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yed One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Nexus Paria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teran Guardsm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k Kommandos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èces de Terrain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Octarius</text:p>
          </table:table-cell>
          <table:table-cell office:value-type="string" calcext:value-type="string">
            <text:p>Kill Team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4" office:value-type="string" calcext:value-type="string">
            <text:p>N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bleurs Tau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vices Adepta Sororita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ctor Imperial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Chalnat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égionnair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saires Néantis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rrains du Mechanicu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Nachmund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ce Marines Phob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ldat Renégat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rrains Fronteri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Moroch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peur de la Marine Impériale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enté d'Exorodeurs Kroots</text:p>
          </table:table-cell>
          <table:table-cell office:value-type="string" calcext:value-type="string">
            <text:p>Tau Empire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Dans Le Noir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rskin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rcle Hiérotek</text:p>
          </table:table-cell>
          <table:table-cell office:value-type="string" calcext:value-type="string">
            <text:p>Necron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Cales Obscures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Homme Bête du Chaos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League Of Votann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llZone Gallowdark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Perdition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gents Inquisitoriaux</text:p>
          </table:table-cell>
          <table:table-cell office:value-type="string" calcext:value-type="string">
            <text:p>Inquisteur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s du Tempestus du Militaru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œur du Silence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ltistes du Chaos Inférieur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tants Maudit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rmentés Difformes</text:p>
          </table:table-cell>
          <table:table-cell office:value-type="string" calcext:value-type="string">
            <text:p>Black Legion</text:p>
          </table:table-cell>
          <table:table-cell office:value-type="string" calcext:value-type="string">
            <text:p>Les Cendres De La Foi</text:p>
          </table:table-cell>
          <table:table-cell office:value-type="string" calcext:value-type="string">
            <text:p>Kill Team</text:p>
          </table:table-cell>
          <table:table-cell office:value-type="string" calcext:value-type="string">
            <text:p>Oui</text:p>
          </table:table-cell>
          <table:table-cell table:number-columns-repeated="5"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BDD-LePlacard'.A1:'BDD-LePlacard'.K135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0T18:24:11.706536609</dc:date>
    <meta:editing-duration>PT1H32M50S</meta:editing-duration>
    <meta:editing-cycles>2</meta:editing-cycles>
    <meta:document-statistic meta:table-count="1" meta:cell-count="14883" meta:object-count="0"/>
  </office:meta>
</office:document-meta>
</file>